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ShareGenerouslyStubbedMockTes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sShareGenerouslyStubbedMockTest.performT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hreadsShareGenerouslyStubbedMockTest.shouldAllowVerifyingIn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